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0486" officeooo:paragraph-rsid="00020486"/>
    </style:style>
    <style:style style:name="P2" style:family="paragraph" style:parent-style-name="Standard">
      <style:paragraph-properties fo:text-align="center" style:justify-single-word="false"/>
      <style:text-properties officeooo:rsid="00020486" officeooo:paragraph-rsid="00020486"/>
    </style:style>
    <style:style style:name="P3" style:family="paragraph" style:parent-style-name="Standard">
      <style:text-properties officeooo:rsid="00020486" officeooo:paragraph-rsid="00023dd2"/>
    </style:style>
    <style:style style:name="P4" style:family="paragraph" style:parent-style-name="Standard">
      <style:text-properties officeooo:rsid="0003a954" officeooo:paragraph-rsid="0003a954"/>
    </style:style>
    <style:style style:name="P5" style:family="paragraph" style:parent-style-name="Standard">
      <style:text-properties officeooo:rsid="0003b49f" officeooo:paragraph-rsid="0003b49f"/>
    </style:style>
    <style:style style:name="P6" style:family="paragraph" style:parent-style-name="Standard">
      <style:text-properties officeooo:rsid="0003b49f" officeooo:paragraph-rsid="0005f46d"/>
    </style:style>
    <style:style style:name="P7" style:family="paragraph" style:parent-style-name="Standard">
      <style:text-properties officeooo:rsid="000529a8" officeooo:paragraph-rsid="000529a8"/>
    </style:style>
    <style:style style:name="P8" style:family="paragraph" style:parent-style-name="Standard">
      <style:text-properties officeooo:rsid="0005f46d" officeooo:paragraph-rsid="0005f46d"/>
    </style:style>
    <style:style style:name="P9" style:family="paragraph" style:parent-style-name="Standard">
      <style:text-properties officeooo:rsid="00065fa5" officeooo:paragraph-rsid="00065fa5"/>
    </style:style>
    <style:style style:name="P10" style:family="paragraph"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T1" style:family="text">
      <style:text-properties officeooo:rsid="00023dd2"/>
    </style:style>
    <style:style style:name="T2" style:family="text">
      <style:text-properties officeooo:rsid="0003a954"/>
    </style:style>
    <style:style style:name="T3" style:family="text">
      <style:text-properties officeooo:rsid="0003b49f"/>
    </style:style>
    <style:style style:name="T4" style:family="text">
      <style:text-properties officeooo:rsid="0004947e"/>
    </style:style>
    <style:style style:name="T5" style:family="text">
      <style:text-properties officeooo:rsid="00052a52"/>
    </style:style>
    <style:style style:name="T6" style:family="text">
      <style:text-properties officeooo:rsid="0005f46d"/>
    </style:style>
    <style:style style:name="gr1" style:family="graphic">
      <style:graphic-properties draw:textarea-horizontal-align="justify" draw:textarea-vertical-align="middle" draw:auto-grow-height="false" fo:min-height="0.2146in" fo:min-width="0.2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dddddd" draw:textarea-horizontal-align="justify" draw:textarea-vertical-align="middle" draw:auto-grow-height="false" fo:min-height="0.2146in" fo:min-width="0.2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791in" fo:min-width="0.23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d-Boundary Conditions</text:p>
      <text:p text:style-name="P2">by Sven Nilsen, 2019</text:p>
      <text:p text:style-name="P1"/>
      <text:p text:style-name="P3">Using Generalized Pascal’s Triangle, there is a natural interpretation of boundary conditions on a closed grid, <text:span text:style-name="T2">called “odd-boundary conditions”</text:span>.</text:p>
      <text:p text:style-name="P3"/>
      <text:p text:style-name="P3">Since the odd-layers contain cells that are centered between their parent cells, one can think about the odd-layer as a shrunken grid. Yet, the next even layer depends on the surrounding <text:span text:style-name="T1">cells of the shrunken grid. </text:span>By surrounding this shrunken grid with <text:span text:style-name="T1">cells containing information about the boundary condition, one can think about Generalized Pascal’s Triangle as having a natural interpretation of boundary conditions as encoded information in odd-layers.</text:span></text:p>
      <text:p text:style-name="P1"><draw:custom-shape text:anchor-type="paragraph" draw:z-index="0" draw:name="Shape1" draw:style-name="gr1" draw:text-style-name="P10" svg:width="0.215in" svg:height="0.215in" svg:x="1.211in" svg:y="0.4472in"><text:p/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10" svg:width="0.215in" svg:height="0.215in" svg:x="1.211in" svg:y="0.4472in"><text:p/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0" svg:width="0.215in" svg:height="0.215in" svg:x="1.4256in" svg:y="0.4472in"><text:p/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10" svg:width="0.215in" svg:height="0.215in" svg:x="1.6402in" svg:y="0.4472in"><text:p/><draw:enhanced-geometry svg:viewBox="0 0 21600 21600" draw:type="rectangle" draw:enhanced-path="M 0 0 L 21600 0 21600 21600 0 21600 0 0 Z N"/></draw:custom-shape><draw:custom-shape text:anchor-type="paragraph" draw:z-index="4" draw:name="Shape1" draw:style-name="gr1" draw:text-style-name="P10" svg:width="0.215in" svg:height="0.215in" svg:x="1.211in" svg:y="0.6618in"><text:p/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10" svg:width="0.215in" svg:height="0.215in" svg:x="1.4256in" svg:y="0.6618in"><text:p/><draw:enhanced-geometry svg:viewBox="0 0 21600 21600" draw:type="rectangle" draw:enhanced-path="M 0 0 L 21600 0 21600 21600 0 21600 0 0 Z N"/></draw:custom-shape><draw:custom-shape text:anchor-type="paragraph" draw:z-index="6" draw:name="Shape1" draw:style-name="gr1" draw:text-style-name="P10" svg:width="0.215in" svg:height="0.215in" svg:x="1.6402in" svg:y="0.6618in"><text:p/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10" svg:width="0.215in" svg:height="0.215in" svg:x="1.211in" svg:y="0.8764in"><text:p/><draw:enhanced-geometry svg:viewBox="0 0 21600 21600" draw:type="rectangle" draw:enhanced-path="M 0 0 L 21600 0 21600 21600 0 21600 0 0 Z N"/></draw:custom-shape><draw:custom-shape text:anchor-type="paragraph" draw:z-index="8" draw:name="Shape1" draw:style-name="gr1" draw:text-style-name="P10" svg:width="0.215in" svg:height="0.215in" svg:x="1.4256in" svg:y="0.8764in"><text:p/><draw:enhanced-geometry svg:viewBox="0 0 21600 21600" draw:type="rectangle" draw:enhanced-path="M 0 0 L 21600 0 21600 21600 0 21600 0 0 Z N"/></draw:custom-shape><draw:custom-shape text:anchor-type="paragraph" draw:z-index="9" draw:name="Shape1" draw:style-name="gr1" draw:text-style-name="P10" svg:width="0.215in" svg:height="0.215in" svg:x="1.6402in" svg:y="0.8764in"><text:p/><draw:enhanced-geometry svg:viewBox="0 0 21600 21600" draw:type="rectangle" draw:enhanced-path="M 0 0 L 21600 0 21600 21600 0 21600 0 0 Z N"/></draw:custom-shape><draw:custom-shape text:anchor-type="paragraph" draw:z-index="10" draw:name="Shape1" draw:style-name="gr2" draw:text-style-name="P11" svg:width="0.215in" svg:height="0.215in" svg:x="2.4492in" svg:y="0.3398in"><text:p/><draw:enhanced-geometry svg:viewBox="0 0 21600 21600" draw:type="rectangle" draw:enhanced-path="M 0 0 L 21600 0 21600 21600 0 21600 0 0 Z N"/></draw:custom-shape><draw:custom-shape text:anchor-type="paragraph" draw:z-index="11" draw:name="Shape1" draw:style-name="gr2" draw:text-style-name="P11" svg:width="0.215in" svg:height="0.215in" svg:x="2.6638in" svg:y="0.3398in"><text:p/><draw:enhanced-geometry svg:viewBox="0 0 21600 21600" draw:type="rectangle" draw:enhanced-path="M 0 0 L 21600 0 21600 21600 0 21600 0 0 Z N"/></draw:custom-shape><draw:custom-shape text:anchor-type="paragraph" draw:z-index="12" draw:name="Shape1" draw:style-name="gr2" draw:text-style-name="P11" svg:width="0.215in" svg:height="0.215in" svg:x="2.8783in" svg:y="0.3398in"><text:p/><draw:enhanced-geometry svg:viewBox="0 0 21600 21600" draw:type="rectangle" draw:enhanced-path="M 0 0 L 21600 0 21600 21600 0 21600 0 0 Z N"/></draw:custom-shape><draw:custom-shape text:anchor-type="paragraph" draw:z-index="13" draw:name="Shape1" draw:style-name="gr2" draw:text-style-name="P11" svg:width="0.215in" svg:height="0.215in" svg:x="3.0929in" svg:y="0.3398in"><text:p/><draw:enhanced-geometry svg:viewBox="0 0 21600 21600" draw:type="rectangle" draw:enhanced-path="M 0 0 L 21600 0 21600 21600 0 21600 0 0 Z N"/></draw:custom-shape><draw:custom-shape text:anchor-type="paragraph" draw:z-index="14" draw:name="Shape1" draw:style-name="gr2" draw:text-style-name="P11" svg:width="0.215in" svg:height="0.215in" svg:x="2.4492in" svg:y="0.5543in"><text:p/><draw:enhanced-geometry svg:viewBox="0 0 21600 21600" draw:type="rectangle" draw:enhanced-path="M 0 0 L 21600 0 21600 21600 0 21600 0 0 Z N"/></draw:custom-shape><draw:custom-shape text:anchor-type="paragraph" draw:z-index="15" draw:name="Shape1" draw:style-name="gr1" draw:text-style-name="P10" svg:width="0.215in" svg:height="0.215in" svg:x="2.6638in" svg:y="0.5543in"><text:p/><draw:enhanced-geometry svg:viewBox="0 0 21600 21600" draw:type="rectangle" draw:enhanced-path="M 0 0 L 21600 0 21600 21600 0 21600 0 0 Z N"/></draw:custom-shape><draw:custom-shape text:anchor-type="paragraph" draw:z-index="16" draw:name="Shape1" draw:style-name="gr1" draw:text-style-name="P10" svg:width="0.215in" svg:height="0.215in" svg:x="2.8783in" svg:y="0.5543in"><text:p/><draw:enhanced-geometry svg:viewBox="0 0 21600 21600" draw:type="rectangle" draw:enhanced-path="M 0 0 L 21600 0 21600 21600 0 21600 0 0 Z N"/></draw:custom-shape><draw:custom-shape text:anchor-type="paragraph" draw:z-index="17" draw:name="Shape1" draw:style-name="gr2" draw:text-style-name="P11" svg:width="0.215in" svg:height="0.215in" svg:x="3.0929in" svg:y="0.5543in"><text:p/><draw:enhanced-geometry svg:viewBox="0 0 21600 21600" draw:type="rectangle" draw:enhanced-path="M 0 0 L 21600 0 21600 21600 0 21600 0 0 Z N"/></draw:custom-shape><draw:custom-shape text:anchor-type="paragraph" draw:z-index="18" draw:name="Shape1" draw:style-name="gr2" draw:text-style-name="P11" svg:width="0.215in" svg:height="0.215in" svg:x="2.4492in" svg:y="0.7689in"><text:p/><draw:enhanced-geometry svg:viewBox="0 0 21600 21600" draw:type="rectangle" draw:enhanced-path="M 0 0 L 21600 0 21600 21600 0 21600 0 0 Z N"/></draw:custom-shape><draw:custom-shape text:anchor-type="paragraph" draw:z-index="19" draw:name="Shape1" draw:style-name="gr1" draw:text-style-name="P10" svg:width="0.215in" svg:height="0.215in" svg:x="2.6638in" svg:y="0.7689in"><text:p/><draw:enhanced-geometry svg:viewBox="0 0 21600 21600" draw:type="rectangle" draw:enhanced-path="M 0 0 L 21600 0 21600 21600 0 21600 0 0 Z N"/></draw:custom-shape><draw:custom-shape text:anchor-type="paragraph" draw:z-index="20" draw:name="Shape1" draw:style-name="gr1" draw:text-style-name="P10" svg:width="0.215in" svg:height="0.215in" svg:x="2.8783in" svg:y="0.7689in"><text:p/><draw:enhanced-geometry svg:viewBox="0 0 21600 21600" draw:type="rectangle" draw:enhanced-path="M 0 0 L 21600 0 21600 21600 0 21600 0 0 Z N"/></draw:custom-shape><draw:custom-shape text:anchor-type="paragraph" draw:z-index="21" draw:name="Shape1" draw:style-name="gr2" draw:text-style-name="P11" svg:width="0.215in" svg:height="0.215in" svg:x="3.0929in" svg:y="0.7689in"><text:p/><draw:enhanced-geometry svg:viewBox="0 0 21600 21600" draw:type="rectangle" draw:enhanced-path="M 0 0 L 21600 0 21600 21600 0 21600 0 0 Z N"/></draw:custom-shape><draw:custom-shape text:anchor-type="paragraph" draw:z-index="22" draw:name="Shape1" draw:style-name="gr2" draw:text-style-name="P11" svg:width="0.215in" svg:height="0.215in" svg:x="2.4492in" svg:y="0.9835in"><text:p/><draw:enhanced-geometry svg:viewBox="0 0 21600 21600" draw:type="rectangle" draw:enhanced-path="M 0 0 L 21600 0 21600 21600 0 21600 0 0 Z N"/></draw:custom-shape><draw:custom-shape text:anchor-type="paragraph" draw:z-index="23" draw:name="Shape1" draw:style-name="gr2" draw:text-style-name="P11" svg:width="0.215in" svg:height="0.215in" svg:x="2.6638in" svg:y="0.9835in"><text:p/><draw:enhanced-geometry svg:viewBox="0 0 21600 21600" draw:type="rectangle" draw:enhanced-path="M 0 0 L 21600 0 21600 21600 0 21600 0 0 Z N"/></draw:custom-shape><draw:custom-shape text:anchor-type="paragraph" draw:z-index="24" draw:name="Shape1" draw:style-name="gr2" draw:text-style-name="P11" svg:width="0.215in" svg:height="0.215in" svg:x="2.8783in" svg:y="0.9835in"><text:p/><draw:enhanced-geometry svg:viewBox="0 0 21600 21600" draw:type="rectangle" draw:enhanced-path="M 0 0 L 21600 0 21600 21600 0 21600 0 0 Z N"/></draw:custom-shape><draw:custom-shape text:anchor-type="paragraph" draw:z-index="25" draw:name="Shape1" draw:style-name="gr2" draw:text-style-name="P11" svg:width="0.215in" svg:height="0.215in" svg:x="3.0929in" svg:y="0.9835in"><text:p/><draw:enhanced-geometry svg:viewBox="0 0 21600 21600" draw:type="rectangle" draw:enhanced-path="M 0 0 L 21600 0 21600 21600 0 21600 0 0 Z N"/></draw:custom-shape><draw:custom-shape text:anchor-type="paragraph" draw:z-index="26" draw:name="Shape1" draw:style-name="gr1" draw:text-style-name="P10" svg:width="0.215in" svg:height="0.215in" svg:x="3.9598in" svg:y="0.4547in"><text:p/><draw:enhanced-geometry svg:viewBox="0 0 21600 21600" draw:type="rectangle" draw:enhanced-path="M 0 0 L 21600 0 21600 21600 0 21600 0 0 Z N"/></draw:custom-shape><draw:custom-shape text:anchor-type="paragraph" draw:z-index="27" draw:name="Shape1" draw:style-name="gr1" draw:text-style-name="P10" svg:width="0.215in" svg:height="0.215in" svg:x="4.1744in" svg:y="0.4547in"><text:p/><draw:enhanced-geometry svg:viewBox="0 0 21600 21600" draw:type="rectangle" draw:enhanced-path="M 0 0 L 21600 0 21600 21600 0 21600 0 0 Z N"/></draw:custom-shape><draw:custom-shape text:anchor-type="paragraph" draw:z-index="28" draw:name="Shape1" draw:style-name="gr1" draw:text-style-name="P10" svg:width="0.215in" svg:height="0.215in" svg:x="4.389in" svg:y="0.4547in"><text:p/><draw:enhanced-geometry svg:viewBox="0 0 21600 21600" draw:type="rectangle" draw:enhanced-path="M 0 0 L 21600 0 21600 21600 0 21600 0 0 Z N"/></draw:custom-shape><draw:custom-shape text:anchor-type="paragraph" draw:z-index="29" draw:name="Shape1" draw:style-name="gr1" draw:text-style-name="P10" svg:width="0.215in" svg:height="0.215in" svg:x="3.9598in" svg:y="0.6693in"><text:p/><draw:enhanced-geometry svg:viewBox="0 0 21600 21600" draw:type="rectangle" draw:enhanced-path="M 0 0 L 21600 0 21600 21600 0 21600 0 0 Z N"/></draw:custom-shape><draw:custom-shape text:anchor-type="paragraph" draw:z-index="30" draw:name="Shape1" draw:style-name="gr1" draw:text-style-name="P10" svg:width="0.215in" svg:height="0.215in" svg:x="4.1744in" svg:y="0.6693in"><text:p/><draw:enhanced-geometry svg:viewBox="0 0 21600 21600" draw:type="rectangle" draw:enhanced-path="M 0 0 L 21600 0 21600 21600 0 21600 0 0 Z N"/></draw:custom-shape><draw:custom-shape text:anchor-type="paragraph" draw:z-index="31" draw:name="Shape1" draw:style-name="gr1" draw:text-style-name="P10" svg:width="0.215in" svg:height="0.215in" svg:x="4.389in" svg:y="0.6693in"><text:p/><draw:enhanced-geometry svg:viewBox="0 0 21600 21600" draw:type="rectangle" draw:enhanced-path="M 0 0 L 21600 0 21600 21600 0 21600 0 0 Z N"/></draw:custom-shape><draw:custom-shape text:anchor-type="paragraph" draw:z-index="32" draw:name="Shape1" draw:style-name="gr1" draw:text-style-name="P10" svg:width="0.215in" svg:height="0.215in" svg:x="3.9598in" svg:y="0.8839in"><text:p/><draw:enhanced-geometry svg:viewBox="0 0 21600 21600" draw:type="rectangle" draw:enhanced-path="M 0 0 L 21600 0 21600 21600 0 21600 0 0 Z N"/></draw:custom-shape><draw:custom-shape text:anchor-type="paragraph" draw:z-index="33" draw:name="Shape1" draw:style-name="gr1" draw:text-style-name="P10" svg:width="0.215in" svg:height="0.215in" svg:x="4.1744in" svg:y="0.8839in"><text:p/><draw:enhanced-geometry svg:viewBox="0 0 21600 21600" draw:type="rectangle" draw:enhanced-path="M 0 0 L 21600 0 21600 21600 0 21600 0 0 Z N"/></draw:custom-shape><draw:custom-shape text:anchor-type="paragraph" draw:z-index="34" draw:name="Shape1" draw:style-name="gr1" draw:text-style-name="P10" svg:width="0.215in" svg:height="0.215in" svg:x="4.389in" svg:y="0.8839in"><text:p/><draw:enhanced-geometry svg:viewBox="0 0 21600 21600" draw:type="rectangle" draw:enhanced-path="M 0 0 L 21600 0 21600 21600 0 21600 0 0 Z N"/></draw:custom-shape><draw:custom-shape text:anchor-type="paragraph" draw:z-index="35" draw:name="Shape2" draw:style-name="gr3" svg:width="0.2657in" svg:height="0.1579in" svg:x="2.0484in" svg:y="0.668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name="Shape2" draw:style-name="gr3" svg:width="0.2657in" svg:height="0.1579in" svg:x="3.4736in" svg:y="0.68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dd-boundary conditions are immutable. Their values do not depend on <text:span text:style-name="T3">previous layers, yet they contribute to the values of future layers.</text:span></text:p>
      <text:p text:style-name="P4"/>
      <text:p text:style-name="P6">A <text:span text:style-name="T4">conjecture</text:span> is that <text:span text:style-name="T4">when the normalized automaton of a Generalized Pascal’s Triangle integrates to infinity over a closed grid, the initial information in the non-boundary vanishes compared to the information in the boundary, assuming that the boundary conditions are the same for every odd-layer.</text:span></text:p>
      <text:p text:style-name="P5"/>
      <text:p text:style-name="P7">This conjecture means that the odd-boundary conditions determine the long term behavior of the <text:span text:style-name="T6">normalized </text:span>automaton, while every <text:span text:style-name="T5">non-zero </text:span>initial condition produces <text:span text:style-name="T6">converging results.</text:span></text:p>
      <text:p text:style-name="P7"/>
      <text:p text:style-name="P8">When the boundary condition is zero, it does not matter whether the automaton is normalized or not, because zero divided by a non-zero number is still zero. This is the only boundary condition that does not change the semantics of a normalized automaton compared to an unnormalized automaton.</text:p>
      <text:p text:style-name="P8"/>
      <text:p text:style-name="P8">With other words, assuming that normalization is unnatural and gives predictions that deviate from those in a Path Reference Class, there is only one odd-boundary condition we can choose: Zero.</text:p>
      <text:p text:style-name="P8"/>
      <text:p text:style-name="P9">A Path Reference Class using Generalized Pascal’s Triangle will then converge to some solution when initialized with a non-zero value, or it will stay zero all the time. This greatly simplifies how to reason about the long-term behavior of odd-boundary conditions.</text:p>
      <text:p text:style-name="P9"/>
      <text:p text:style-name="P9">The question remains whether the choice of odd-boundary conditions in itself is natu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01:36.786507000</meta:creation-date>
    <dc:date>2019-04-16T16:39:48.513080000</dc:date>
    <meta:editing-duration>PT4M29S</meta:editing-duration>
    <meta:editing-cycles>1</meta:editing-cycles>
    <meta:document-statistic meta:table-count="0" meta:image-count="0" meta:object-count="0" meta:page-count="1" meta:paragraph-count="11" meta:word-count="316" meta:character-count="2102" meta:non-whitespace-character-count="1797"/>
    <meta:generator>LibreOffice/5.1.2.2$MacOSX_X86_64 LibreOffice_project/d3bf12ecb743fc0d20e0be0c58ca359301eb705f</meta:generator>
  </office:meta>
</office:document-meta>
</file>